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color="#468A1A" fo:font-size="12pt" style:font-size-asian="12pt" style:font-size-complex="12pt" fo:language="en" fo:country="US"/>
    </style:style>
    <style:style style:name="P2" style:parent-style-name="PreformattedText" style:family="paragraph">
      <style:text-properties fo:language="en" fo:country="US"/>
    </style:style>
    <style:style style:name="P3" style:parent-style-name="PreformattedText" style:family="paragraph">
      <style:text-properties fo:language="en" fo:country="US"/>
    </style:style>
    <style:style style:name="P4" style:parent-style-name="PreformattedText" style:family="paragraph">
      <style:text-properties fo:language="en" fo:country="US"/>
    </style:style>
    <style:style style:name="P5" style:parent-style-name="PreformattedText" style:family="paragraph">
      <style:text-properties fo:language="en" fo:country="US"/>
    </style:style>
    <style:style style:name="P6" style:parent-style-name="PreformattedText" style:family="paragraph">
      <style:text-properties fo:language="en" fo:country="US"/>
    </style:style>
    <style:style style:name="P7" style:parent-style-name="PreformattedText" style:family="paragraph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P9" style:parent-style-name="PreformattedText" style:family="paragraph">
      <style:text-properties fo:language="en" fo:country="US"/>
    </style:style>
    <style:style style:name="P10" style:parent-style-name="PreformattedText" style:family="paragraph">
      <style:text-properties fo:font-weight="bold" style:font-weight-asian="bold" style:font-weight-complex="bold" fo:color="#468A1A" fo:font-size="12pt" style:font-size-asian="12pt" style:font-size-complex="12pt" fo:language="en" fo:country="US"/>
    </style:style>
    <style:style style:name="P11" style:parent-style-name="PreformattedText" style:family="paragraph">
      <style:text-properties fo:language="en" fo:country="US"/>
    </style:style>
    <style:style style:name="P12" style:parent-style-name="PreformattedText" style:family="paragraph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PreformattedText" style:family="paragraph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P16" style:parent-style-name="PreformattedText" style:family="paragraph">
      <style:text-properties fo:language="en" fo:country="US"/>
    </style:style>
    <style:style style:name="P17" style:parent-style-name="PreformattedText" style:family="paragraph">
      <style:text-properties fo:language="en" fo:country="US"/>
    </style:style>
    <style:style style:name="P18" style:parent-style-name="PreformattedText" style:family="paragraph">
      <style:text-properties fo:font-weight="bold" style:font-weight-asian="bold" style:font-weight-complex="bold" fo:color="#468A1A" fo:font-size="12pt" style:font-size-asian="12pt" style:font-size-complex="12pt" fo:language="en" fo:country="US"/>
    </style:style>
  </office:automatic-styles>
  <office:body>
    <office:text text:use-soft-page-breaks="true">
      <text:p text:style-name="P1">Skills:</text:p>
      <text:p text:style-name="P2">node.js</text:p>
      <text:p text:style-name="P3">TTD! JEST!</text:p>
      <text:p text:style-name="P4">webpack!</text:p>
      <text:p text:style-name="P5">bit – ram usw...</text:p>
      <text:p text:style-name="P6">codecademy usw.</text:p>
      <text:p text:style-name="P7">coding challenges</text:p>
      <text:p text:style-name="P8"/>
      <text:p text:style-name="P9"/>
      <text:p text:style-name="P10">Projects:</text:p>
      <text:p text:style-name="P11">Library</text:p>
      <text:p text:style-name="P12">ToDo-List</text:p>
      <text:p text:style-name="P13">Battleship+</text:p>
      <text:p text:style-name="P14">RPG Game to train classes</text:p>
      <text:p text:style-name="P15"/>
      <text:p text:style-name="P16"/>
      <text:p text:style-name="P17"/>
      <text:p text:style-name="P18">Langfristig:</text:p>
      <text:p text:style-name="PreformattedText">-) Bei den bestehenden Odin-Projekten auf try-catch achten sowie<text:s/>Tic-Tac-Toe überabeiten oder gleich neu schreiben</text:p>
      <text:p text:style-name="PreformattedText"/>
      <text:p text:style-name="PreformattedText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bsatz-Standardschriftart" style:display-name="Absatz-Standardschriftart" style:family="text"/>
    <style:style style:name="KopfzeileZchn" style:display-name="Kopfzeile Zchn" style:family="text" style:parent-style-name="Absatz-Standardschriftart">
      <style:text-properties style:font-name-complex="Mangal" style:font-size-complex="10.5pt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fan Bartl</meta:initial-creator>
    <dc:creator>Stefan Bartl</dc:creator>
    <meta:creation-date>2022-04-26T17:11:00Z</meta:creation-date>
    <dc:date>2022-04-29T15:37:00Z</dc:date>
    <meta:template xlink:href="Normal.dotm" xlink:type="simple"/>
    <meta:editing-cycles>18</meta:editing-cycles>
    <meta:editing-duration>PT0S</meta:editing-duration>
    <meta:document-statistic meta:page-count="1" meta:paragraph-count="1" meta:word-count="39" meta:character-count="288" meta:row-count="2" meta:non-whitespace-character-count="250"/>
  </office:meta>
</office:document-meta>
</file>